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16" calcext:value-type="float">
            <text:p>3416</text:p>
          </table:table-cell>
          <table:table-cell/>
          <table:table-cell table:style-name="ce4" table:formula="of:=[.F21]" office:value-type="float" office:value="3416" calcext:value-type="float">
            <text:p>341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425216" calcext:value-type="float">
            <text:p>0.048425216</text:p>
          </table:table-cell>
          <table:table-cell/>
          <table:table-cell table:style-name="ce3" office:value-type="float" office:value="0.048425216" calcext:value-type="float">
            <text:p>0.048425216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425216" calcext:value-type="float">
            <text:p>0.048425216</text:p>
          </table:table-cell>
          <table:table-cell/>
          <table:table-cell table:style-name="ce4" table:formula="of:=[.F22]" office:value-type="float" office:value="0.048425216" calcext:value-type="float">
            <text:p>0.048425216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212608" calcext:value-type="float">
            <text:p>0.24212608</text:p>
          </table:table-cell>
          <table:table-cell/>
          <table:table-cell table:style-name="ce4" table:formula="of:=[.F25]" office:value-type="float" office:value="0.24212608" calcext:value-type="float">
            <text:p>0.24212608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16" calcext:value-type="float">
            <text:p>3416</text:p>
          </table:table-cell>
          <table:table-cell/>
          <table:table-cell table:style-name="ce4" table:formula="of:=[.F33]" office:value-type="float" office:value="3416" calcext:value-type="float">
            <text:p>3416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425216" calcext:value-type="float">
            <text:p>0.048425216</text:p>
          </table:table-cell>
          <table:table-cell/>
          <table:table-cell table:style-name="ce3" office:value-type="float" office:value="0.048425216" calcext:value-type="float">
            <text:p>0.04842521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425216" calcext:value-type="float">
            <text:p>0.048425216</text:p>
          </table:table-cell>
          <table:table-cell/>
          <table:table-cell table:style-name="ce4" table:formula="of:=[.F34]" office:value-type="float" office:value="0.048425216" calcext:value-type="float">
            <text:p>0.048425216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212608" calcext:value-type="float">
            <text:p>0.24212608</text:p>
          </table:table-cell>
          <table:table-cell/>
          <table:table-cell table:style-name="ce4" table:formula="of:=[.F37]" office:value-type="float" office:value="0.24212608" calcext:value-type="float">
            <text:p>0.24212608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16" calcext:value-type="float">
            <text:p>3416</text:p>
          </table:table-cell>
          <table:table-cell/>
          <table:table-cell table:style-name="ce4" table:formula="of:=[.F21]" office:value-type="float" office:value="3416" calcext:value-type="float">
            <text:p>3416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425216" calcext:value-type="float">
            <text:p>0.048425216</text:p>
          </table:table-cell>
          <table:table-cell/>
          <table:table-cell table:style-name="ce3" office:value-type="float" office:value="0.048425216" calcext:value-type="float">
            <text:p>0.04842521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425216" calcext:value-type="float">
            <text:p>0.048425216</text:p>
          </table:table-cell>
          <table:table-cell/>
          <table:table-cell table:style-name="ce4" table:formula="of:=[.F22]" office:value-type="float" office:value="0.048425216" calcext:value-type="float">
            <text:p>0.04842521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212608" calcext:value-type="float">
            <text:p>0.24212608</text:p>
          </table:table-cell>
          <table:table-cell/>
          <table:table-cell table:style-name="ce4" table:formula="of:=[.F25]" office:value-type="float" office:value="0.24212608" calcext:value-type="float">
            <text:p>0.24212608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16" calcext:value-type="float">
            <text:p>3416</text:p>
          </table:table-cell>
          <table:table-cell/>
          <table:table-cell table:style-name="ce4" table:formula="of:=[.F45]" office:value-type="float" office:value="3416" calcext:value-type="float">
            <text:p>341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425216" calcext:value-type="float">
            <text:p>0.048425216</text:p>
          </table:table-cell>
          <table:table-cell/>
          <table:table-cell table:style-name="ce3" office:value-type="float" office:value="0.048425216" calcext:value-type="float">
            <text:p>0.04842521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425216" calcext:value-type="float">
            <text:p>0.048425216</text:p>
          </table:table-cell>
          <table:table-cell/>
          <table:table-cell table:style-name="ce4" table:formula="of:=[.F46]" office:value-type="float" office:value="0.048425216" calcext:value-type="float">
            <text:p>0.048425216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212608" calcext:value-type="float">
            <text:p>0.24212608</text:p>
          </table:table-cell>
          <table:table-cell/>
          <table:table-cell table:style-name="ce4" table:formula="of:=[.F49]" office:value-type="float" office:value="0.24212608" calcext:value-type="float">
            <text:p>0.24212608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16" calcext:value-type="float">
            <text:p>3416</text:p>
          </table:table-cell>
          <table:table-cell/>
          <table:table-cell table:style-name="ce4" table:formula="of:=[.F33]" office:value-type="float" office:value="3416" calcext:value-type="float">
            <text:p>3416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425216" calcext:value-type="float">
            <text:p>0.048425216</text:p>
          </table:table-cell>
          <table:table-cell/>
          <table:table-cell table:style-name="ce4" table:formula="of:=[.F34]" office:value-type="float" office:value="0.048425216" calcext:value-type="float">
            <text:p>0.04842521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212608" calcext:value-type="float">
            <text:p>0.24212608</text:p>
          </table:table-cell>
          <table:table-cell/>
          <table:table-cell table:style-name="ce4" table:formula="of:=[.F37]" office:value-type="float" office:value="0.24212608" calcext:value-type="float">
            <text:p>0.24212608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16" calcext:value-type="float">
            <text:p>3416</text:p>
          </table:table-cell>
          <table:table-cell/>
          <table:table-cell table:style-name="ce4" table:formula="of:=[.F21]" office:value-type="float" office:value="3416" calcext:value-type="float">
            <text:p>341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425216" calcext:value-type="float">
            <text:p>0.048425216</text:p>
          </table:table-cell>
          <table:table-cell/>
          <table:table-cell table:style-name="ce4" table:formula="of:=[.F22]" office:value-type="float" office:value="0.048425216" calcext:value-type="float">
            <text:p>0.04842521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212608" calcext:value-type="float">
            <text:p>0.24212608</text:p>
          </table:table-cell>
          <table:table-cell/>
          <table:table-cell table:style-name="ce4" table:formula="of:=[.F25]" office:value-type="float" office:value="0.24212608" calcext:value-type="float">
            <text:p>0.24212608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16" calcext:value-type="float">
            <text:p>3416</text:p>
          </table:table-cell>
          <table:table-cell/>
          <table:table-cell table:style-name="ce4" table:formula="of:=[.F21]" office:value-type="float" office:value="3416" calcext:value-type="float">
            <text:p>341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style-name="ce3" office:value-type="float" office:value="48.4252159999995" calcext:value-type="float">
            <text:p>48.425216</text:p>
          </table:table-cell>
          <table:table-cell/>
          <table:table-cell table:formula="of:=[.D10]/[.F10]" office:value-type="float" office:value="1.00000000000001" calcext:value-type="float">
            <text:p>1</text:p>
          </table:table-cell>
          <table:table-cell table:formula="of:=[.D10]-[.F10]" office:value-type="float" office:value="0.00000000000049737991503207" calcext:value-type="float">
            <text:p>4.9737991503207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48.4252159999995" calcext:value-type="float">
            <text:p>48.425216</text:p>
          </table:table-cell>
          <table:table-cell/>
          <table:table-cell table:style-name="ce4" table:formula="of:=[.F22]" office:value-type="float" office:value="48.425216" calcext:value-type="float">
            <text:p>48.425216</text:p>
          </table:table-cell>
          <table:table-cell/>
          <table:table-cell table:formula="of:=[.M10]/[.O10]" office:value-type="float" office:value="0.99999999999999" calcext:value-type="float">
            <text:p>1</text:p>
          </table:table-cell>
          <table:table-cell table:formula="of:=[.M10]-[.O10]" office:value-type="float" office:value="-0.00000000000049737991503207" calcext:value-type="float">
            <text:p>-4.97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212608" calcext:value-type="float">
            <text:p>0.24212608</text:p>
          </table:table-cell>
          <table:table-cell/>
          <table:table-cell table:style-name="ce4" table:formula="of:=[.F25]" office:value-type="float" office:value="0.24212608" calcext:value-type="float">
            <text:p>0.24212608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16" calcext:value-type="float">
            <text:p>3416</text:p>
          </table:table-cell>
          <table:table-cell/>
          <table:table-cell table:style-name="ce4" table:formula="of:=[.F33]" office:value-type="float" office:value="3416" calcext:value-type="float">
            <text:p>3416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48.4252159999995" calcext:value-type="float">
            <text:p>48.425216</text:p>
          </table:table-cell>
          <table:table-cell/>
          <table:table-cell table:style-name="ce4" table:formula="of:=[.F34]" office:value-type="float" office:value="48.425216" calcext:value-type="float">
            <text:p>48.425216</text:p>
          </table:table-cell>
          <table:table-cell/>
          <table:table-cell table:formula="of:=[.M22]/[.O22]" office:value-type="float" office:value="0.99999999999999" calcext:value-type="float">
            <text:p>1</text:p>
          </table:table-cell>
          <table:table-cell table:formula="of:=[.M22]-[.O22]" office:value-type="float" office:value="-0.00000000000049737991503207" calcext:value-type="float">
            <text:p>-4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212608" calcext:value-type="float">
            <text:p>0.24212608</text:p>
          </table:table-cell>
          <table:table-cell/>
          <table:table-cell table:style-name="ce4" table:formula="of:=[.F37]" office:value-type="float" office:value="0.24212608" calcext:value-type="float">
            <text:p>0.24212608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16" calcext:value-type="float">
            <text:p>3416</text:p>
          </table:table-cell>
          <table:table-cell/>
          <table:table-cell table:style-name="ce4" table:formula="of:=[.F21]" office:value-type="float" office:value="3416" calcext:value-type="float">
            <text:p>3416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48.425216" calcext:value-type="float">
            <text:p>48.425216</text:p>
          </table:table-cell>
          <table:table-cell/>
          <table:table-cell table:style-name="ce4" table:formula="of:=[.F22]" office:value-type="float" office:value="48.425216" calcext:value-type="float">
            <text:p>48.42521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212608" calcext:value-type="float">
            <text:p>0.24212608</text:p>
          </table:table-cell>
          <table:table-cell/>
          <table:table-cell table:style-name="ce4" table:formula="of:=[.F25]" office:value-type="float" office:value="0.24212608" calcext:value-type="float">
            <text:p>0.24212608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16" calcext:value-type="float">
            <text:p>3416</text:p>
          </table:table-cell>
          <table:table-cell/>
          <table:table-cell table:style-name="ce4" table:formula="of:=[.F45]" office:value-type="float" office:value="3416" calcext:value-type="float">
            <text:p>341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48.4252159999995" calcext:value-type="float">
            <text:p>48.425216</text:p>
          </table:table-cell>
          <table:table-cell/>
          <table:table-cell table:style-name="ce4" table:formula="of:=[.F46]" office:value-type="float" office:value="48.425216" calcext:value-type="float">
            <text:p>48.425216</text:p>
          </table:table-cell>
          <table:table-cell/>
          <table:table-cell table:formula="of:=[.M46]/[.O46]" office:value-type="float" office:value="0.99999999999999" calcext:value-type="float">
            <text:p>1</text:p>
          </table:table-cell>
          <table:table-cell table:formula="of:=[.M46]-[.O46]" office:value-type="float" office:value="-0.00000000000049737991503207" calcext:value-type="float">
            <text:p>-4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212608" calcext:value-type="float">
            <text:p>0.24212608</text:p>
          </table:table-cell>
          <table:table-cell/>
          <table:table-cell table:style-name="ce4" table:formula="of:=[.F49]" office:value-type="float" office:value="0.24212608" calcext:value-type="float">
            <text:p>0.24212608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16" calcext:value-type="float">
            <text:p>3416</text:p>
          </table:table-cell>
          <table:table-cell/>
          <table:table-cell table:style-name="ce4" table:formula="of:=[.F33]" office:value-type="float" office:value="3416" calcext:value-type="float">
            <text:p>3416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48.425216" calcext:value-type="float">
            <text:p>48.425216</text:p>
          </table:table-cell>
          <table:table-cell/>
          <table:table-cell table:style-name="ce4" table:formula="of:=[.F34]" office:value-type="float" office:value="48.425216" calcext:value-type="float">
            <text:p>48.42521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212608" calcext:value-type="float">
            <text:p>0.24212608</text:p>
          </table:table-cell>
          <table:table-cell/>
          <table:table-cell table:style-name="ce4" table:formula="of:=[.F37]" office:value-type="float" office:value="0.24212608" calcext:value-type="float">
            <text:p>0.24212608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16" calcext:value-type="float">
            <text:p>3416</text:p>
          </table:table-cell>
          <table:table-cell/>
          <table:table-cell table:style-name="ce4" table:formula="of:=[.F21]" office:value-type="float" office:value="3416" calcext:value-type="float">
            <text:p>341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48.425216" calcext:value-type="float">
            <text:p>48.425216</text:p>
          </table:table-cell>
          <table:table-cell/>
          <table:table-cell table:style-name="ce4" table:formula="of:=[.F22]" office:value-type="float" office:value="48.425216" calcext:value-type="float">
            <text:p>48.42521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212608" calcext:value-type="float">
            <text:p>0.24212608</text:p>
          </table:table-cell>
          <table:table-cell/>
          <table:table-cell table:style-name="ce4" table:formula="of:=[.F25]" office:value-type="float" office:value="0.24212608" calcext:value-type="float">
            <text:p>0.24212608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6" calcext:value-type="float">
            <text:p>341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16" calcext:value-type="float">
            <text:p>34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48.425216" calcext:value-type="float">
            <text:p>48.425216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48.425216" calcext:value-type="float">
            <text:p>48.4252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212608" calcext:value-type="float">
            <text:p>0.24212608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212608" calcext:value-type="float">
            <text:p>0.242126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1T10:42:25.566075598</dc:date>
    <dc:creator>Stacha Petrovic</dc:creator>
    <meta:editing-duration>P6DT9H28M56S</meta:editing-duration>
    <meta:editing-cycles>89</meta:editing-cycles>
    <meta:document-statistic meta:table-count="4" meta:cell-count="1544" meta:object-count="0"/>
    <meta:user-defined meta:name="qrichtext">1</meta:user-defined>
  </office:meta>
</office:document-meta>
</file>